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40967-outputs-interaction_f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interaction</text:p>
          </table:table-cell>
          <table:table-cell table:style-name="ce2" office:value-type="string" calcext:value-type="string">
            <text:p>A/ALA/653</text:p>
          </table:table-cell>
          <table:table-cell table:style-name="ce2" office:value-type="string" calcext:value-type="string">
            <text:p>A/GLY/657</text:p>
          </table:table-cell>
          <table:table-cell table:style-name="ce2" office:value-type="string" calcext:value-type="string">
            <text:p>A/PHE/656</text:p>
          </table:table-cell>
          <table:table-cell table:style-name="ce2" office:value-type="string" calcext:value-type="string">
            <text:p>A/SER/624</text:p>
          </table:table-cell>
          <table:table-cell table:style-name="ce2" office:value-type="string" calcext:value-type="string">
            <text:p>A/SER/660</text:p>
          </table:table-cell>
          <table:table-cell table:style-name="ce2" office:value-type="string" calcext:value-type="string">
            <text:p>A/TYR/652</text:p>
          </table:table-cell>
          <table:table-cell table:style-name="ce3" office:value-type="string" calcext:value-type="string">
            <text:p>B/ALA/653</text:p>
          </table:table-cell>
          <table:table-cell table:style-name="ce3" office:value-type="string" calcext:value-type="string">
            <text:p>B/PHE/656</text:p>
          </table:table-cell>
          <table:table-cell table:style-name="ce3" office:value-type="string" calcext:value-type="string">
            <text:p>B/SER/624</text:p>
          </table:table-cell>
          <table:table-cell table:style-name="ce3" office:value-type="string" calcext:value-type="string">
            <text:p>B/SER/660</text:p>
          </table:table-cell>
          <table:table-cell table:style-name="ce3" office:value-type="string" calcext:value-type="string">
            <text:p>B/TYR/652</text:p>
          </table:table-cell>
          <table:table-cell table:style-name="ce4" office:value-type="string" calcext:value-type="string">
            <text:p>C/ALA/653</text:p>
          </table:table-cell>
          <table:table-cell table:style-name="ce4" office:value-type="string" calcext:value-type="string">
            <text:p>C/GLY/657</text:p>
          </table:table-cell>
          <table:table-cell table:style-name="ce4" office:value-type="string" calcext:value-type="string">
            <text:p>C/K/1101</text:p>
          </table:table-cell>
          <table:table-cell table:style-name="ce4" office:value-type="string" calcext:value-type="string">
            <text:p>C/PHE/656</text:p>
          </table:table-cell>
          <table:table-cell table:style-name="ce4" office:value-type="string" calcext:value-type="string">
            <text:p>C/SER/624</text:p>
          </table:table-cell>
          <table:table-cell table:style-name="ce4" office:value-type="string" calcext:value-type="string">
            <text:p>C/SER/660</text:p>
          </table:table-cell>
          <table:table-cell table:style-name="ce4" office:value-type="string" calcext:value-type="string">
            <text:p>C/TYR/652</text:p>
          </table:table-cell>
          <table:table-cell table:style-name="ce5" office:value-type="string" calcext:value-type="string">
            <text:p>D/ALA/653</text:p>
          </table:table-cell>
          <table:table-cell table:style-name="ce5" office:value-type="string" calcext:value-type="string">
            <text:p>D/PHE/656</text:p>
          </table:table-cell>
          <table:table-cell table:style-name="ce5" office:value-type="string" calcext:value-type="string">
            <text:p>D/SER/624</text:p>
          </table:table-cell>
          <table:table-cell table:style-name="ce5" office:value-type="string" calcext:value-type="string">
            <text:p>D/TYR/652</text:p>
          </table:table-cell>
          <table:table-cell table:style-name="ce5" office:value-type="string" calcext:value-type="string">
            <text:p>z/LIG/9999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Atom overla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Cation-nucleophile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Cation-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Displaced face-to-edge pi-stacki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Displaced face-to-fac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Displaced face-to-slope pi-stacking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Face-to-edg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Face-to-slop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Hydrogen bon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Hydrophobic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Orthogonal multipolar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Tilted multipolar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Unfavorable cation-electrophile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Unfavorable electrophile-electrophile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Unfavorable nucleophile-nucleophil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Van der Waals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Van der Waals clash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1</text:p>
          </table:table-cell>
          <table:table-cell table:style-name="ce1" office:value-type="string" calcext:value-type="string">
            <text:p>Weak hydrogen bo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Atom overla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Cation-nucleophile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Cation-pi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Displaced face-to-edge pi-stacking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Displaced face-to-face pi-stacking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Displaced face-to-slop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Face-to-edg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Face-to-slop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Hydrogen bond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Hydrophob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Orthogonal multipolar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Tilted multipolar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Unfavorable cation-electrophile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Unfavorable electrophile-electrophile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Unfavorable nucleophile-nucleophile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1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Van der Waals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Van der Waals clash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2</text:p>
          </table:table-cell>
          <table:table-cell office:value-type="string" calcext:value-type="string">
            <text:p>Weak hydrogen bon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Atom overla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Cation-nucleophile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Cation-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Displaced face-to-edge pi-stacki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Displaced face-to-fac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Displaced face-to-slope pi-stacking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Face-to-edg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Face-to-slop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Hydrogen bon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Hydrophobic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Orthogonal multipolar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Tilted multipolar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Unfavorable cation-electrophile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Unfavorable electrophile-electrophile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Unfavorable nucleophile-nucleophil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Van der Waals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Van der Waals clash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3</text:p>
          </table:table-cell>
          <table:table-cell table:style-name="ce1" office:value-type="string" calcext:value-type="string">
            <text:p>Weak hydrogen bo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Atom overla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Cation-nucleophile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Cation-pi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Displaced face-to-edge pi-stacking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Displaced face-to-fac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Displaced face-to-slope pi-stacking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Face-to-edg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Face-to-slop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Hydrogen bond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Hydrophob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Orthogonal multipolar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Tilted multipolar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Unfavorable cation-electrophile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Unfavorable electrophile-electrophile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Unfavorable nucleophile-nucleophile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Van der Waals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Van der Waals clash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4</text:p>
          </table:table-cell>
          <table:table-cell office:value-type="string" calcext:value-type="string">
            <text:p>Weak hydrogen bond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Atom overla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Cation-nucleophil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Cation-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Displaced face-to-edge pi-stacking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Displaced face-to-fac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Displaced face-to-slop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Face-to-edg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Face-to-slope pi-stacking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Hydrogen bon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Hydrophob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Orthogonal multipol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Tilted multipola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Unfavorable cation-electrophile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Unfavorable electrophile-electrophi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Unfavorable nucleophile-nucleophil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Van der Waal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Van der Waals clas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5</text:p>
          </table:table-cell>
          <table:table-cell table:style-name="ce1" office:value-type="string" calcext:value-type="string">
            <text:p>Weak hydrogen bo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Atom overla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Cation-nucleophile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Cation-pi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Displaced face-to-edge pi-stacking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Displaced face-to-fac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Displaced face-to-slope pi-stacking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Face-to-edg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Face-to-slop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Hydrogen bond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Hydrophob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Orthogonal multipolar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Tilted multipolar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Unfavorable cation-electrophile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Unfavorable electrophile-electrophile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Unfavorable nucleophile-nucleophile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Van der Waals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Van der Waals clash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6</text:p>
          </table:table-cell>
          <table:table-cell office:value-type="string" calcext:value-type="string">
            <text:p>Weak hydrogen bond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Atom overla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Cation-nucleophile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Cation-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Displaced face-to-edg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Displaced face-to-fac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Displaced face-to-slope pi-stacking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Face-to-edge pi-stacking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Face-to-slop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Hydrogen bon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Hydrophobic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Orthogonal multipol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Tilted multipola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Unfavorable cation-electrophile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Unfavorable electrophile-electrophi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Unfavorable nucleophile-nucleophil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Van der Waals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Van der Waals clas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7</text:p>
          </table:table-cell>
          <table:table-cell table:style-name="ce1" office:value-type="string" calcext:value-type="string">
            <text:p>Weak hydrogen bo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Atom overla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Cation-nucleophile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Cation-pi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Displaced face-to-edge pi-stacking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Displaced face-to-fac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Displaced face-to-slope pi-stacking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Face-to-edge pi-stacking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Face-to-slop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Hydrogen bond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Hydrophob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Orthogonal multipolar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Tilted multipolar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Unfavorable cation-electrophile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Unfavorable electrophile-electrophile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Unfavorable nucleophile-nucleophile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Van der Waals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Van der Waals clash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08</text:p>
          </table:table-cell>
          <table:table-cell office:value-type="string" calcext:value-type="string">
            <text:p>Weak hydrogen bond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Atom overla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Cation-nucleophi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Cation-p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Displaced face-to-edge pi-stacking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Displaced face-to-fac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Displaced face-to-slop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Face-to-edg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Face-to-slope pi-stacking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Hydrogen bon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Hydrophob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Orthogonal multipolar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Tilted multipolar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Unfavorable cation-electrophile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Unfavorable electrophile-electrophile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Unfavorable nucleophile-nucleop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Van der Wa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Van der Waals clas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_0_09</text:p>
          </table:table-cell>
          <table:table-cell table:style-name="ce1" office:value-type="string" calcext:value-type="string">
            <text:p>Weak hydrogen bo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Atom overla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Cation-nucleophile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Cation-p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Displaced face-to-edge pi-stacking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Displaced face-to-fac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Displaced face-to-slop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Face-to-edg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Face-to-slope pi-stacking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Hydrogen bond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Hydrophobic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Orthogonal multipolar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Tilted multipolar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Unfavorable cation-electrophile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Unfavorable electrophile-electrophile</text:p>
          </table:table-cell>
          <table:table-cell table:number-columns-repeated="2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Unfavorable nucleophile-nucleophi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1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Van der Waal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Van der Waals clash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_0_10</text:p>
          </table:table-cell>
          <table:table-cell office:value-type="string" calcext:value-type="string">
            <text:p>Weak hydrogen b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7T10:49:04.089120474</dc:date>
    <meta:editing-duration>PT6M32S</meta:editing-duration>
    <meta:editing-cycles>1</meta:editing-cycles>
    <meta:document-statistic meta:table-count="1" meta:cell-count="4525" meta:object-count="0"/>
    <meta:generator>LibreOffice/7.3.6.2$Linux_X86_64 LibreOffice_project/30$Build-2</meta:generator>
  </office:meta>
</office:document-meta>
</file>